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0.844cm"/>
    </style:style>
    <style:style style:name="gr2" style:family="graphic" style:parent-style-name="standard">
      <style:graphic-properties draw:textarea-horizontal-align="justify" draw:textarea-vertical-align="middle" draw:auto-grow-height="false" fo:min-height="1.73cm" fo:min-width="4.168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376cm" fo:min-width="5.326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96cm" fo:min-width="2.83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9cm" fo:min-width="2.3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5.2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604cm" fo:min-width="3.1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fo:min-height="1.881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.9cm" svg:height="1.9cm" svg:x="5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6cm" svg:height="2.8cm" svg:x="8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cm" svg:height="1.8cm" svg:x="3.4cm" svg:y="12.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3cm" svg:height="1.5cm" svg:x="3.7cm" svg:y="15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7cm" svg:height="2.3cm" svg:x="3.5cm" svg:y="1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out" svg:width="5.7cm" svg:height="1.8cm" svg:x="3.7cm" svg:y="21.1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7cm" svg:y1="20.3cm" svg:x2="13.9cm" svg:y2="20.3cm">
          <text:p/>
        </draw:line>
        <draw:line draw:style-name="gr7" draw:text-style-name="P3" draw:layer="layout" svg:x1="15.6cm" svg:y1="21.4cm" svg:x2="15.6cm" svg:y2="19.4cm">
          <text:p/>
        </draw:line>
        <draw:custom-shape draw:style-name="gr8" draw:text-style-name="P3" draw:layer="layout" svg:width="2cm" svg:height="2cm" svg:x="12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6cm" svg:height="2.1cm" svg:x="12cm" svg:y="16.26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4" draw:layer="layout" svg:width="4.2cm" svg:height="1.191cm" svg:x="5.1cm" svg:y="12.8cm">
          <draw:text-box>
            <text:p>起止框</text:p>
          </draw:text-box>
        </draw:frame>
        <draw:frame draw:style-name="gr11" draw:text-style-name="P4" draw:layer="layout" svg:width="4.4cm" svg:height="2.131cm" svg:x="4.5cm" svg:y="15.6cm">
          <draw:text-box>
            <text:p>输入输出框</text:p>
          </draw:text-box>
        </draw:frame>
        <draw:frame draw:style-name="gr12" draw:text-style-name="P4" draw:layer="layout" svg:width="2.7cm" svg:height="1.191cm" svg:x="4.9cm" svg:y="18.5cm">
          <draw:text-box>
            <text:p>判断框</text:p>
          </draw:text-box>
        </draw:frame>
        <draw:frame draw:style-name="gr12" draw:text-style-name="P4" draw:layer="layout" svg:width="4.1cm" svg:height="1.191cm" svg:x="5cm" svg:y="21.5cm">
          <draw:text-box>
            <text:p>处理框</text:p>
          </draw:text-box>
        </draw:frame>
        <draw:frame draw:style-name="gr13" draw:text-style-name="P4" draw:layer="layout" svg:width="4.4cm" svg:height="1.191cm" svg:x="11.9cm" svg:y="21.4cm">
          <draw:text-box>
            <text:p>流程线</text:p>
          </draw:text-box>
        </draw:frame>
        <draw:frame draw:style-name="gr11" draw:text-style-name="P4" draw:layer="layout" svg:width="3.3cm" svg:height="2.131cm" svg:x="12.4cm" svg:y="16.569cm">
          <draw:text-box>
            <text:p>注释框</text:p>
          </draw:text-box>
        </draw:frame>
        <draw:frame draw:style-name="gr13" draw:text-style-name="P4" draw:layer="layout" svg:width="3cm" svg:height="1.191cm" svg:x="12.4cm" svg:y="14.7cm">
          <draw:text-box>
            <text:p>连结点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 dachuan</meta:initial-creator>
    <meta:creation-date>2017-02-16T16:01:21.692659633</meta:creation-date>
    <dc:date>2017-02-16T16:54:24.587646996</dc:date>
    <dc:creator>lin dachuan</dc:creator>
    <meta:editing-duration>PT39M9S</meta:editing-duration>
    <meta:editing-cycles>1</meta:editing-cycles>
    <meta:document-statistic meta:object-count="17"/>
    <meta:generator>LibreOffice/5.1.4.2$Linux_X86_64 LibreOffice_project/10m0$Build-2</meta:generator>
  </office:meta>
</office:document-meta>
</file>